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125in"/>
    </style:style>
    <style:style style:name="Table1.B" style:family="table-column">
      <style:table-column-properties style:column-width="2.1146in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" style:family="table-row">
      <style:table-row-properties style:min-row-height="0.1125in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8125in"/>
    </style:style>
    <style:style style:name="Table2.B" style:family="table-column">
      <style:table-column-properties style:column-width="2.114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8125in"/>
    </style:style>
    <style:style style:name="Table3.B" style:family="table-column">
      <style:table-column-properties style:column-width="2.1146in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3" style:family="table-row">
      <style:table-row-properties style:min-row-height="0.2167in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Preformatted_20_Text">
      <style:text-properties officeooo:rsid="0009e708" officeooo:paragraph-rsid="0009e708"/>
    </style:style>
    <style:style style:name="P2" style:family="paragraph" style:parent-style-name="Standard">
      <style:text-properties officeooo:rsid="0009e708" officeooo:paragraph-rsid="0009e708"/>
    </style:style>
    <style:style style:name="P3" style:family="paragraph" style:parent-style-name="Table_20_Contents">
      <style:text-properties officeooo:rsid="0009e708" officeooo:paragraph-rsid="0009e708"/>
    </style:style>
    <style:style style:name="P4" style:family="paragraph" style:parent-style-name="Preformatted_20_Text">
      <style:text-properties officeooo:rsid="0009e708" officeooo:paragraph-rsid="00131b7a"/>
    </style:style>
    <style:style style:name="P5" style:family="paragraph" style:parent-style-name="Standard">
      <style:text-properties officeooo:rsid="00044e89" officeooo:paragraph-rsid="00044e89"/>
    </style:style>
    <style:style style:name="P6" style:family="paragraph" style:parent-style-name="Text_20_body">
      <style:text-properties officeooo:rsid="00044e89" officeooo:paragraph-rsid="00044e89"/>
    </style:style>
    <style:style style:name="P7" style:family="paragraph" style:parent-style-name="Standard">
      <style:text-properties officeooo:rsid="00044e89" officeooo:paragraph-rsid="00068f9a"/>
    </style:style>
    <style:style style:name="P8" style:family="paragraph" style:parent-style-name="Standard">
      <style:text-properties officeooo:rsid="0004e645" officeooo:paragraph-rsid="0004e645"/>
    </style:style>
    <style:style style:name="P9" style:family="paragraph" style:parent-style-name="Standard">
      <style:text-properties officeooo:rsid="0004e645" officeooo:paragraph-rsid="00068f9a"/>
    </style:style>
    <style:style style:name="P10" style:family="paragraph" style:parent-style-name="Standard">
      <style:text-properties officeooo:rsid="0004e645" officeooo:paragraph-rsid="000c7f71"/>
    </style:style>
    <style:style style:name="P11" style:family="paragraph" style:parent-style-name="Standard">
      <style:text-properties officeooo:rsid="000823ce" officeooo:paragraph-rsid="000823ce"/>
    </style:style>
    <style:style style:name="P12" style:family="paragraph" style:parent-style-name="Table_20_Contents">
      <style:text-properties officeooo:rsid="000823ce" officeooo:paragraph-rsid="000823ce"/>
    </style:style>
    <style:style style:name="P13" style:family="paragraph" style:parent-style-name="Standard">
      <style:text-properties fo:font-weight="bold" officeooo:rsid="00044e89" officeooo:paragraph-rsid="00044e89" style:font-weight-asian="bold" style:font-weight-complex="bold"/>
    </style:style>
    <style:style style:name="P14" style:family="paragraph" style:parent-style-name="Standard">
      <style:text-properties fo:font-weight="bold" officeooo:rsid="0009e708" officeooo:paragraph-rsid="0009e70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68f9a" officeooo:paragraph-rsid="00068f9a" style:font-weight-asian="bold" style:font-weight-complex="bold"/>
    </style:style>
    <style:style style:name="P16" style:family="paragraph" style:parent-style-name="Standard">
      <style:text-properties officeooo:rsid="00131b7a" officeooo:paragraph-rsid="00131b7a"/>
    </style:style>
    <style:style style:name="P17" style:family="paragraph" style:parent-style-name="Table_20_Contents">
      <style:text-properties officeooo:rsid="000e2974" officeooo:paragraph-rsid="000e2974"/>
    </style:style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Standard">
      <style:text-properties officeooo:rsid="0014fde7" officeooo:paragraph-rsid="0014fde7"/>
    </style:style>
    <style:style style:name="P20" style:family="paragraph" style:parent-style-name="Table_20_Contents">
      <style:text-properties fo:font-weight="normal" officeooo:rsid="000823ce" officeooo:paragraph-rsid="000823ce" style:font-weight-asian="normal" style:font-weight-complex="normal"/>
    </style:style>
    <style:style style:name="P21" style:family="paragraph" style:parent-style-name="Heading_20_3">
      <style:text-properties fo:color="#729fcf" loext:opacity="100%"/>
    </style:style>
    <style:style style:name="T1" style:family="text">
      <style:text-properties officeooo:rsid="00068f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9e708"/>
    </style:style>
    <style:style style:name="T5" style:family="text">
      <style:text-properties officeooo:rsid="000e2974"/>
    </style:style>
    <style:style style:name="T6" style:family="text">
      <style:text-properties officeooo:rsid="00112a0f"/>
    </style:style>
    <style:style style:name="T7" style:family="text">
      <style:text-properties officeooo:rsid="00131b7a"/>
    </style:style>
    <style:style style:name="T8" style:family="text">
      <style:text-properties officeooo:rsid="00149f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3">C Programming! - Part 2</text:h>
      <text:p text:style-name="P5"/>
      <text:p text:style-name="P14">Using the Heap:</text:p>
      <text:p text:style-name="P2"/>
      <text:p text:style-name="P1"><text:span text:style-name="Source_20_Text">void* malloc(type_t size); <text:s/>→</text:span><text:span text:style-name="Source_20_Text"><text:span text:style-name="T6"> in terms of bytes</text:span></text:span></text:p>
      <text:p text:style-name="P4"><text:span text:style-name="Source_20_Text">void* </text:span><text:span text:style-name="Source_20_Text"><text:span text:style-name="T7">c</text:span></text:span><text:span text:style-name="Source_20_Text">alloc(</text:span><text:span text:style-name="Source_20_Text"><text:span text:style-name="T7">number of members, </text:span></text:span><text:span text:style-name="Source_20_Text">type_t size); <text:s/>→</text:span><text:span text:style-name="Source_20_Text"><text:span text:style-name="T6"> in terms of bytes</text:span></text:span></text:p>
      <text:p text:style-name="P5">- <text:span text:style-name="T7">if it cannot allocate memory it returns NULL</text:span></text:p>
      <text:p text:style-name="P5"/>
      <text:p text:style-name="P5"/>
      <text:p text:style-name="P5"/>
      <text:p text:style-name="P5"/>
      <text:p text:style-name="P5"/>
      <text:p text:style-name="P13">Creating <text:span text:style-name="T4">1-D </text:span>Arrays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C</text:p>
          </table:table-cell>
          <table:table-cell table:style-name="Table1.B1" office:value-type="string">
            <text:p text:style-name="P15">C++</text:p>
          </table:table-cell>
        </table:table-row>
        <table:table-row>
          <table:table-cell table:style-name="Table1.A2" office:value-type="string">
            <text:p text:style-name="P9">int* A = (int*) malloc ( 20* sizeof(int));</text:p>
            <text:p text:style-name="P9">free (A);</text:p>
            <text:p text:style-name="P9"/>
            <text:p text:style-name="P9"/>
          </table:table-cell>
          <table:table-cell table:style-name="Table1.B2" office:value-type="string">
            <text:p text:style-name="P7">int* A = new int[20];</text:p>
            <text:p text:style-name="P9">delete [] A;</text:p>
          </table:table-cell>
        </table:table-row>
        <table:table-row>
          <table:table-cell table:style-name="Table1.A3" office:value-type="string">
            <text:p text:style-name="P9"><text:span text:style-name="T8">char</text:span>* B = (<text:span text:style-name="T8">char</text:span>*) malloc( 10* sizeof(<text:span text:style-name="T8">char</text:span>));</text:p>
            <text:p text:style-name="P9">free (B);</text:p>
            <text:p text:style-name="P9"/>
            <text:p text:style-name="P9"/>
          </table:table-cell>
          <table:table-cell table:style-name="Table1.B3" office:value-type="string">
            <text:p text:style-name="P9"><text:span text:style-name="T8">char</text:span> *B = new <text:span text:style-name="T8">char</text:span>[10];</text:p>
            <text:p text:style-name="P9">delete [] B;</text:p>
          </table:table-cell>
        </table:table-row>
        <table:table-row table:style-name="Table1.4">
          <table:table-cell table:style-name="Table1.A4" office:value-type="string">
            <text:p text:style-name="P10">double* C = (double*) calloc (10, sizeof(double));</text:p>
            <text:p text:style-name="P9">free<text:span text:style-name="T1">( C)</text:span>;</text:p>
          </table:table-cell>
          <table:table-cell table:style-name="Table1.B4" office:value-type="string">
            <text:p text:style-name="P9">double *C = new double[10];</text:p>
            <text:p text:style-name="P9">for (int i=0; I &lt; 10; i++) {</text:p>
            <text:p text:style-name="P9"><text:tab/>C[i] = 0</text:p>
            <text:p text:style-name="P9">}</text:p>
            <text:p text:style-name="P9">delete [] C;</text:p>
          </table:table-cell>
        </table:table-row>
        <table:table-row table:style-name="Table1.4">
          <table:table-cell table:style-name="Table1.A5" office:value-type="string">
            <text:p text:style-name="P11">struct Node* N = (struct Node*) malloc(sizeof(struct Node));</text:p>
            <text:p text:style-name="P11"/>
            <text:p text:style-name="P11"/>
          </table:table-cell>
          <table:table-cell table:style-name="Table1.B5" office:value-type="string">
            <text:p text:style-name="P11">Node* N = new Node;</text:p>
          </table:table-cell>
        </table:table-row>
      </table:table>
      <text:p text:style-name="P5"/>
      <text:p text:style-name="P5"/>
      <text:p text:style-name="P11">In general,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Type * <text:s/>A = (Type <text:span text:style-name="T2">) malloc (n</text:span><text:span text:style-name="T3"> sizeof(T))</text:span></text:p>
            <text:p text:style-name="P20"/>
            <text:p text:style-name="P20"/>
          </table:table-cell>
          <table:table-cell table:style-name="Table2.B1" office:value-type="string">
            <text:p text:style-name="P12">Type * A = new Type [n];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Creating 2-D Arrays:</text:p>
      <text:p text:style-name="P8"/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C</text:p>
          </table:table-cell>
          <table:table-cell table:style-name="Table3.B1" office:value-type="string">
            <text:p text:style-name="P15">C++</text:p>
          </table:table-cell>
        </table:table-row>
        <table:table-row>
          <table:table-cell table:style-name="Table3.A2" office:value-type="string">
            <text:p text:style-name="P3">double **A = (double**) malloc (rows*sizeof(double*))</text:p>
            <text:p text:style-name="P3">for (int I =0; i&lt;rows; i++)</text:p>
            <text:p text:style-name="P3"><text:s text:c="4"/>A[i] = (double*) <text:span text:style-name="T5">m</text:span>alloc (cols*sizeof(double))</text:p>
            <text:p text:style-name="P3"/>
            <text:p text:style-name="P3"/>
            <text:p text:style-name="P3"/>
            <text:p text:style-name="P3"/>
          </table:table-cell>
          <table:table-cell table:style-name="Table3.B2" office:value-type="string">
            <text:p text:style-name="P3">double **A = new double*[rows];</text:p>
            <text:p text:style-name="P3">for (int i=0; i&lt;rows; i++)</text:p>
            <text:p text:style-name="P3"><text:s text:c="4"/>A[i] = new double[cols];</text:p>
          </table:table-cell>
        </table:table-row>
        <table:table-row table:style-name="Table3.3">
          <table:table-cell table:style-name="Table3.A3" office:value-type="string">
            <text:p text:style-name="P17">Shortcut way: if you know the number of cols prior to compiling</text:p>
            <text:p text:style-name="P17">double (*A)[cols];</text:p>
            <text:p text:style-name="P17">A = malloc(sizeof(*A) * rows);</text:p>
            <text:p text:style-name="P17"/>
            <text:p text:style-name="P17"/>
          </table:table-cell>
          <table:table-cell table:style-name="Table3.B3" office:value-type="string">
            <text:p text:style-name="P3"/>
          </table:table-cell>
        </table:table-row>
      </table:table>
      <text:p text:style-name="P5"/>
      <text:p text:style-name="P16">Note: freeing the memory works in the same way as deleting. You must work inside out.</text:p>
      <text:p text:style-name="P5"/>
      <text:p text:style-name="P8"/>
      <text:p text:style-name="P5"/>
      <text:p text:style-name="P5"/>
      <text:p text:style-name="P5"/>
      <text:p text:style-name="P5"/>
      <text:p text:style-name="P5"/>
      <text:p text:style-name="P19">Problem:</text:p>
      <text:p text:style-name="P6">Write a program that read a number n followed by n floating point numbers, then returns the sample standard deviation of the numbers:</text:p>
      <text:p text:style-name="Preformatted_20_Text"><text:span text:style-name="Source_20_Text"><text:s text:c="10"/>__________________________________</text:span></text:p>
      <text:p text:style-name="Preformatted_20_Text"><text:span text:style-name="Source_20_Text"><text:s text:c="9"/>/ (x1 - ave)^2 + ... + (xn - ave)^2</text:span></text:p>
      <text:p text:style-name="Preformatted_20_Text"><text:span text:style-name="Source_20_Text"><text:s text:c="6"/>\ / <text:s/>---------------------------------</text:span></text:p>
      <text:p text:style-name="P18"><text:span text:style-name="Source_20_Text"><text:s text:c="7"/>v <text:s text:c="12"/>n - 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0:57:30.669698456</meta:creation-date>
    <dc:date>2022-12-03T16:52:25.626845234</dc:date>
    <meta:editing-duration>PT18M39S</meta:editing-duration>
    <meta:editing-cycles>7</meta:editing-cycles>
    <meta:generator>LibreOffice/7.3.6.2$Linux_X86_64 LibreOffice_project/30$Build-2</meta:generator>
    <meta:document-statistic meta:table-count="3" meta:image-count="0" meta:object-count="0" meta:page-count="2" meta:paragraph-count="47" meta:word-count="249" meta:character-count="1416" meta:non-whitespace-character-count="1157"/>
  </office:meta>
</office:document-meta>
</file>